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color="#000000" style:font-name="Comic Sans MS" style:font-size-complex="14pt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color="#000000" style:font-name="Comic Sans MS" style:font-size-complex="14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color="#000000" style:font-name="Comic Sans MS" fo:font-size="9pt" style:font-size-asian="9pt" style:font-size-complex="14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color="#000000" style:font-name="Comic Sans MS" style:font-name-asian="Times New Roman1" style:language-asian="fr" style:country-asian="FR" style:font-name-complex="Times New Roman1" style:font-size-complex="14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rsid="0001561b" officeooo:paragraph-rsid="0001561b"/>
    </style:style>
    <style:style style:name="P8" style:family="paragraph" style:parent-style-name="Standard">
      <style:paragraph-properties fo:margin-top="0cm" fo:margin-bottom="0cm" loext:contextual-spacing="false" fo:line-height="100%">
        <style:tab-stops>
          <style:tab-stop style:position="5.701cm"/>
        </style:tab-stops>
      </style:paragraph-properties>
      <style:text-properties fo:font-size="14pt" fo:font-style="normal" style:text-underline-style="solid" style:text-underline-width="auto" style:text-underline-color="font-color" officeooo:rsid="0001561b" officeooo:paragraph-rsid="0001561b" style:font-size-asian="14pt" style:font-style-asian="normal" style:font-size-complex="14pt" style:font-style-complex="normal"/>
    </style:style>
    <style:style style:name="P9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</style:style>
    <style:style style:name="P10" style:family="paragraph" style:parent-style-name="Normal_20__28_Web_29_">
      <style:paragraph-properties fo:margin-top="0cm" fo:margin-bottom="0cm" loext:contextual-spacing="false"/>
    </style:style>
    <style:style style:name="P11" style:family="paragraph" style:parent-style-name="Normal_20__28_Web_29_">
      <style:paragraph-properties fo:margin-top="0cm" fo:margin-bottom="0cm" loext:contextual-spacing="false" fo:text-align="center" style:justify-single-word="false"/>
    </style:style>
    <style:style style:name="P12" style:family="paragraph">
      <style:paragraph-properties fo:text-align="center"/>
    </style:style>
    <style:style style:name="T1" style:family="text">
      <style:text-properties fo:color="#000000" style:font-name="Comic Sans MS" fo:font-size="14pt" style:font-size-asian="14pt" style:font-size-complex="14pt" style:font-weight-complex="bold"/>
    </style:style>
    <style:style style:name="T2" style:family="text">
      <style:text-properties fo:color="#000000" style:font-name="Comic Sans MS" fo:font-size="14pt" style:text-underline-style="solid" style:text-underline-width="auto" style:text-underline-color="font-color" style:font-size-asian="14pt" style:font-size-complex="14pt" style:font-weight-complex="bold"/>
    </style:style>
    <style:style style:name="T3" style:family="text">
      <style:text-properties fo:color="#000000" style:font-name="Comic Sans MS" fo:font-size="12pt" fo:font-style="italic" style:text-underline-style="solid" style:text-underline-width="auto" style:text-underline-color="font-color" style:font-size-asian="12pt" style:font-style-asian="italic" style:font-size-complex="14pt" style:font-weight-complex="bold"/>
    </style:style>
    <style:style style:name="T4" style:family="text">
      <style:text-properties fo:color="#000000" style:font-name="Comic Sans MS" fo:font-size="12pt" style:font-size-asian="12pt" style:font-size-complex="14pt"/>
    </style:style>
    <style:style style:name="T5" style:family="text">
      <style:text-properties fo:color="#000000" style:font-name="Comic Sans MS" style:font-size-complex="14pt"/>
    </style:style>
    <style:style style:name="T6" style:family="text">
      <style:text-properties fo:color="#000000" style:font-name="Comic Sans MS" style:font-name-asian="Times New Roman1" style:language-asian="fr" style:country-asian="FR" style:font-name-complex="Times New Roman1" style:font-size-complex="14pt"/>
    </style:style>
    <style:style style:name="T7" style:family="text">
      <style:text-properties fo:color="#000000" style:font-name="Comic Sans MS" officeooo:rsid="00038cd1" style:font-name-asian="Times New Roman1" style:language-asian="fr" style:country-asian="FR" style:font-name-complex="Times New Roman1" style:font-size-complex="14pt"/>
    </style:style>
    <style:style style:name="T8" style:family="text">
      <style:text-properties fo:color="#000000" style:font-name="Comic Sans MS" style:font-name-asian="Times New Roman1" style:language-asian="fr" style:country-asian="FR" style:font-name-complex="Times New Roman1"/>
    </style:style>
    <style:style style:name="T9" style:family="text">
      <style:text-properties fo:color="#000000" style:font-name="Comic Sans MS" fo:font-size="11pt" style:font-size-asian="11pt" style:font-size-complex="14pt"/>
    </style:style>
    <style:style style:name="T10" style:family="text">
      <style:text-properties style:font-name="Comic Sans MS" fo:font-size="10pt" style:font-name-asian="Times New Roman1" style:font-size-asian="10pt" style:language-asian="fr" style:country-asian="FR" style:font-name-complex="Times New Roman1" style:font-size-complex="12pt"/>
    </style:style>
    <style:style style:name="T11" style:family="text">
      <style:text-properties style:font-name="Comic Sans MS" fo:font-size="10pt" style:font-size-asian="10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Théorie des graphes.</text:span></text:p>
      <text:p text:style-name="P2"><text:span text:style-name="T1">L1S2 - G1</text:span></text:p>
      <text:p text:style-name="P3"/>
      <text:p text:style-name="P1"><text:span text:style-name="T2">Exercice 7 :</text:span></text:p>
      <text:p text:style-name="P3"/>
      <text:p text:style-name="P1"><text:span text:style-name="T3">Graphe biparti</text:span><text:span text:style-name="T4"> </text:span><text:span text:style-name="T5">: un graphe dit “biparti” est un graphe possédant n sommets pouvant être séparés en 2 sous-ensembles U et V. Chaque arête du graphe possède une extrémité dans U et une extrémité dans V.</text:span></text:p>
      <text:p text:style-name="P4"/>
      <text:p text:style-name="P1"><text:span text:style-name="T5">On note "nU" le nombre de sommets dans U et nV le nombre de sommets dans V.</text:span></text:p>
      <text:p text:style-name="P1"><text:span text:style-name="T5">Le nombre total de sommets est alors égal à n = nU + nV, </text:span></text:p>
      <text:p text:style-name="P1"><text:span text:style-name="T5">le nombre d’arêtes est quant à lui égal à m = nU nV. </text:span></text:p>
      <text:p text:style-name="P1"><text:span text:style-name="T5">Un graphe biparti complet possède le maximum d’arêtes qu’un graphe biparti peut posséder. Ainsi pour tout graphe biparti m &lt;= nU x nV.</text:span></text:p>
      <text:p text:style-name="P5"/>
      <text:p text:style-name="P1"><text:span text:style-name="T6">nous souhaitons montrer que m n24. Pour se faire il suffit d’étudier la relation suivante</text:span></text:p>
      <text:p text:style-name="P1"><text:span text:style-name="T6"><text:tab/>nU x nV &lt;= <text:s/>n²/4<text:tab/><text:tab/><text:tab/><text:tab/> nU x nV - n²/4 &lt;= 0</text:span></text:p>
      <text:p text:style-name="P6"/>
      <text:p text:style-name="P10"><text:span text:style-name="T9">Ensuite nous trouvons les valeurs de nU et nV pour lesquelles nU x nV est maximal.</text:span></text:p>
      <text:p text:style-name="P11"><text:span text:style-name="T9">nU <text:s/>x nV = (n - i) (n - (n - i))</text:span></text:p>
      <text:p text:style-name="P1"><text:span text:style-name="T6"><text:tab/><text:tab/><text:tab/><text:tab/><text:tab/> <text:s text:c="5"/>= ni-i²</text:span></text:p>
      <text:p text:style-name="P6"/>
      <text:p text:style-name="P1"><text:span text:style-name="T6">On dérive le résultat, et on trouve :<text:tab/>i = u/2</text:span></text:p>
      <text:p text:style-name="P6"/>
      <text:p text:style-name="P6"/>
      <text:p text:style-name="P1"><text:span text:style-name="T6">D</text:span><text:span text:style-name="T7">e</text:span><text:span text:style-name="T6">puis le début nous cherchons à démontrer que <text:s/>: </text:span></text:p>
      <text:p text:style-name="P6"/>
      <text:p text:style-name="P1"><text:span text:style-name="T6">nU x ,V -n²/4 &lt;= 0.</text:span></text:p>
      <text:p text:style-name="P6"/>
      <text:p text:style-name="P1"><text:span text:style-name="T6">Par remplacement de valeur, nous pouvons dire que m &lt;= n²/4.</text:span></text:p>
      <text:p text:style-name="P1"><text:span text:style-name="T6"/></text:p>
      <text:p text:style-name="P1"><text:span text:style-name="T6"/></text:p>
      <text:p text:style-name="P8"><text:span text:style-name="T8">Exercice 8 :</text:span></text:p>
      <text:p text:style-name="P7"><text:span text:style-name="T6"/></text:p>
      <text:p text:style-name="P7"><text:span text:style-name="T6">Un graphe est dit triangulé si tout e cycle de longueur supérieur à 3 admet au moins une corde (une arête non consécutive du cycle précédent).</text:span></text:p>
      <text:p text:style-name="P7"><text:span text:style-name="T6"/></text:p>
      <text:p text:style-name="P7"><text:span text:style-name="T6">Sur une droite de famille F, d’intervalle ; I1, I2 …. In. Tels que le graphe d’intervalle correspond au cycle sans corde.</text:span></text:p>
      <text:p text:style-name="P7"><text:span text:style-name="T6">On peut donc représenter cette famille sous la forme suivante.</text:span></text:p>
      <text:p text:style-name="P7"><text:span text:style-name="T6"/></text:p>
      <text:p text:style-name="P7"><text:span text:style-name="T6"/></text:p>
      <text:p text:style-name="P7"><draw:line text:anchor-type="paragraph" draw:z-index="2" draw:name="Forme2" draw:style-name="gr1" draw:text-style-name="P12" svg:x1="5.032cm" svg:y1="0.316cm" svg:x2="7.63cm" svg:y2="0.316cm"><text:p/></draw:line><text:span text:style-name="T6"><text:tab/><text:tab/><text:tab/><text:tab/><text:tab/><text:tab/> <text:s text:c="2"/>In</text:span></text:p>
      <text:p text:style-name="P7"><draw:line text:anchor-type="paragraph" draw:z-index="1" draw:name="Forme2" draw:style-name="gr1" draw:text-style-name="P12" svg:x1="4.032cm" svg:y1="0.316cm" svg:x2="6.63cm" svg:y2="0.316cm"><text:p/></draw:line><text:span text:style-name="T6"><text:tab/><text:tab/><text:tab/></text:span></text:p>
      <text:p text:style-name="P7"><draw:line text:anchor-type="paragraph" draw:z-index="0" draw:name="Forme1" draw:style-name="gr1" draw:text-style-name="P12" svg:x1="3.166cm" svg:y1="0.298cm" svg:x2="6.173cm" svg:y2="0.298cm"><text:p/></draw:line><text:span text:style-name="T6"><text:tab/><text:tab/>I1<text:tab/><text:tab/><text:tab/><text:tab/></text:span></text:p>
      <text:p text:style-name="P7"><text:span text:style-name="T6"/></text:p>
      <text:p text:style-name="P7"><text:span text:style-name="T6">Dans le schéma ci-dessus, nous pouvons remarque I1 et In, ne peuvent être adjacent, quant au graphe il ne peut avoir une intersection vide, par conséquent les deux points seront reliés par une corde.</text:span></text:p>
      <text:p text:style-name="P7"><text:span text:style-name="T6"/></text:p>
      <text:p text:style-name="P7"><text:span text:style-name="T6">Par définition, tout graphe d’intervalle est triangulai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Mathieu<text:tab/><text:tab/>Thoma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</meta:initial-creator>
    <meta:editing-cycles>5</meta:editing-cycles>
    <meta:creation-date>2017-02-16T21:05:00</meta:creation-date>
    <dc:date>2017-02-17T09:45:13.346675667</dc:date>
    <meta:editing-duration>PT22M</meta:editing-duration>
    <meta:generator>LibreOffice/5.1.4.2$Linux_X86_64 LibreOffice_project/10m0$Build-2</meta:generator>
    <meta:document-statistic meta:table-count="0" meta:image-count="0" meta:object-count="0" meta:page-count="1" meta:paragraph-count="27" meta:word-count="321" meta:character-count="1627" meta:non-whitespace-character-count="130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